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ServiceSelector.isSelectabl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erviceSelector.AvalonServiceSelector( String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erviceSelector.setDefaul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erviceSelector.setBeanFactory( Bea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erviceSelector.release(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alonService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erviceSelector.select( Object hi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